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top="0cm" fo:margin-bottom="0.499cm" style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1">
      <style:paragraph-properties fo:margin-top="0cm" fo:margin-bottom="0cm" style:contextual-spacing="false"/>
    </style:style>
    <style:style style:name="P4" style:family="paragraph" style:parent-style-name="Text_20_body" style:list-style-name="L2"/>
    <style:style style:name="P5" style:family="paragraph" style:parent-style-name="Text_20_body" style:list-style-name="L2">
      <style:paragraph-properties fo:margin-top="0cm" fo:margin-bottom="0cm" style:contextual-spacing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IoT Gateway Alarm Service - Available CLI Commands</text:h>
      <text:h text:style-name="Heading_20_2" text:outline-level="2">Base Command Structure</text:h>
      <text:p text:style-name="Text_20_body">All commands follow the pattern: <text:span text:style-name="Source_20_Text">python3 -m src.cli.alarm_cli &lt;command&gt; [options]</text:span></text:p>
      <text:h text:style-name="Heading_20_2" text:outline-level="2">Available Commands</text:h>
      <text:h text:style-name="Heading_20_3" text:outline-level="3">1. <text:span text:style-name="Source_20_Text">add-simple</text:span> - Create Simple Alarm Rules</text:h>
      <text:p text:style-name="Preformatted_20_Text"><text:span text:style-name="Source_20_Text"># Basic syntax</text:span></text:p>
      <text:p text:style-name="Preformatted_20_Text"><text:span text:style-name="Source_20_Text">python3 -m src.cli.alarm_cli add-simple &lt;rule_name&gt; &lt;device_id&gt; &lt;sensor_type&gt; &lt;operator&gt; &lt;threshold&gt; &lt;priority&gt; &lt;message&gt;</text:span></text:p>
      <text:p text:style-name="Preformatted_20_Text"/>
      <text:p text:style-name="Preformatted_20_Text"><text:span text:style-name="Source_20_Text"># Temperature alarm examples</text:span></text:p>
      <text:p text:style-name="Preformatted_20_Text"><text:span text:style-name="Source_20_Text">python3 -m src.cli.alarm_cli add-simple "temp_high" "device-1" "temperature" "&gt;" 30.0 2 "Temperature too high"</text:span></text:p>
      <text:p text:style-name="Preformatted_20_Text"><text:span text:style-name="Source_20_Text">python3 -m src.cli.alarm_cli add-simple "temp_low" "device-1" "temperature" "&lt;" 10.0 1 "Temperature too low"</text:span></text:p>
      <text:p text:style-name="Preformatted_20_Text"><text:span text:style-name="Source_20_Text">python3 -m src.cli.alarm_cli add-simple "temp_critical" "device-1" "temperature" "&gt;=" 50.0 3 "CRITICAL: Temperature exceeded safe limits"</text:span></text:p>
      <text:p text:style-name="Preformatted_20_Text"><text:span text:style-name="Source_20_Text">python3 -m src.cli.alarm_cli add-simple "temp_freezing" "device-1" "temperature" "&lt;=" 0.0 3 "CRITICAL: Freezing temperature detected"</text:span></text:p>
      <text:p text:style-name="Preformatted_20_Text"/>
      <text:p text:style-name="Preformatted_20_Text"><text:span text:style-name="Source_20_Text"># Humidity alarm examples</text:span></text:p>
      <text:p text:style-name="Preformatted_20_Text"><text:span text:style-name="Source_20_Text">python3 -m src.cli.alarm_cli add-simple "humidity_high" "device-2" "humidity" "&gt;" 80.0 2 "Humidity too high"</text:span></text:p>
      <text:p text:style-name="Preformatted_20_Text"><text:span text:style-name="Source_20_Text">python3 -m src.cli.alarm_cli add-simple "humidity_low" "device-2" "humidity" "&lt;" 30.0 1 "Low humidity detected"</text:span></text:p>
      <text:p text:style-name="Preformatted_20_Text"><text:span text:style-name="Source_20_Text">python3 -m src.cli.alarm_cli add-simple "humidity_critical" "device-2" "humidity" "&gt;=" 95.0 3 "Critical humidity level"</text:span></text:p>
      <text:p text:style-name="Preformatted_20_Text"/>
      <text:p text:style-name="Preformatted_20_Text"><text:span text:style-name="Source_20_Text"># Pressure alarm examples</text:span></text:p>
      <text:p text:style-name="Preformatted_20_Text"><text:span text:style-name="Source_20_Text">python3 -m src.cli.alarm_cli add-simple "pressure_drop" "device-3" "pressure" "&lt;" 950.0 2 "Pressure drop detected"</text:span></text:p>
      <text:p text:style-name="Preformatted_20_Text"><text:span text:style-name="Source_20_Text">python3 -m src.cli.alarm_cli add-simple "pressure_spike" "device-3" "pressure" "&gt;" 1100.0 3 "High pressure alert"</text:span></text:p>
      <text:p text:style-name="Preformatted_20_Text"><text:span text:style-name="Source_20_Text">python3 -m src.cli.alarm_cli add-simple "pressure_normal" "device-3" "pressure" "==" 1013.25 1 "Normal atmospheric pressure"</text:span></text:p>
      <text:p text:style-name="Preformatted_20_Text"/>
      <text:p text:style-name="Preformatted_20_Text"><text:span text:style-name="Source_20_Text"># Motion sensor examples</text:span></text:p>
      <text:p text:style-name="Preformatted_20_Text"><text:span text:style-name="Source_20_Text">python3 -m src.cli.alarm_cli add-simple "motion_detected" "device-4" "motion" "==" 1 1 "Motion detected"</text:span></text:p>
      <text:p text:style-name="Preformatted_20_Text"><text:span text:style-name="Source_20_Text">python3 -m src.cli.alarm_cli add-simple "no_motion" "device-4" "motion" "==" 0 1 "No motion detected"</text:span></text:p>
      <text:p text:style-name="Preformatted_20_Text"/>
      <text:p text:style-name="Preformatted_20_Text"><text:span text:style-name="Source_20_Text"># Light sensor examples</text:span></text:p>
      <text:p text:style-name="Preformatted_20_Text"><text:span text:style-name="Source_20_Text">python3 -m src.cli.alarm_cli add-simple "light_bright" "device-5" "light" "&gt;" 1000 1 "Very bright light detected"</text:span></text:p>
      <text:p text:style-name="Preformatted_20_Text"><text:span text:style-name="Source_20_Text">python3 -m src.cli.alarm_cli add-simple "light_dark" "device-5" "light" "&lt;" 10 1 "Very low light conditions"</text:span></text:p>
      <text:p text:style-name="Preformatted_20_Text"><text:span text:style-name="Source_20_Text">python3 -m src.cli.alarm_cli add-simple "light_normal" "device-5" "light" "!=" 500 1 "Light level changed from normal"</text:span></text:p>
      <text:p text:style-name="Preformatted_20_Text"/>
      <text:p text:style-name="Preformatted_20_Text"><text:span text:style-name="Source_20_Text"># Voltage/Battery examples</text:span></text:p>
      <text:p text:style-name="Preformatted_20_Text"><text:soft-page-break/><text:span text:style-name="Source_20_Text">python3 -m src.cli.alarm_cli add-simple "battery_low" "device-6" "battery" "&lt;" 20.0 2 "Low battery warning"</text:span></text:p>
      <text:p text:style-name="Preformatted_20_Text"><text:span text:style-name="Source_20_Text">python3 -m src.cli.alarm_cli add-simple "battery_critical" "device-6" "battery" "&lt;=" 5.0 3 "Critical battery level"</text:span></text:p>
      <text:p text:style-name="Preformatted_20_Text"><text:span text:style-name="Source_20_Text">python3 -m src.cli.alarm_cli add-simple "voltage_high" "device-7" "voltage" "&gt;" 5.5 2 "High voltage detected"</text:span></text:p>
      <text:p text:style-name="Preformatted_20_Text"><text:span text:style-name="Source_20_Text">python3 -m src.cli.alarm_cli add-simple "voltage_low" "device-7" "voltage" "&lt;" 3.0 2 "Low voltage warning"</text:span></text:p>
      <text:p text:style-name="Preformatted_20_Text"/>
      <text:p text:style-name="Preformatted_20_Text"><text:span text:style-name="Source_20_Text"># Environmental examples for different devices</text:span></text:p>
      <text:p text:style-name="Preformatted_20_Text"><text:span text:style-name="Source_20_Text">python3 -m src.cli.alarm_cli add-simple "room1_temp_high" "room1-sensor" "temperature" "&gt;" 25.0 2 "Room 1 temperature high"</text:span></text:p>
      <text:p text:style-name="Preformatted_20_Text"><text:span text:style-name="Source_20_Text">python3 -m src.cli.alarm_cli add-simple "outdoor_temp_extreme" "outdoor-sensor" "temperature" "&gt;" 45.0 3 "Extreme outdoor temperature"</text:span></text:p>
      <text:p text:style-name="Preformatted_20_Text"><text:span text:style-name="Source_20_Text">python3 -m src.cli.alarm_cli add-simple "greenhouse_humidity" "greenhouse-01" "humidity" "&lt;" 60.0 2 "Greenhouse humidity too low"</text:span></text:p>
      <text:p text:style-name="P1"><text:span text:style-name="Source_20_Text">python3 -m src.cli.alarm_cli add-simple "server_room_temp" "server-monitor" "temperature" "&gt;" 30.0 3 "Server room overheating"</text:span></text:p>
      <text:h text:style-name="Heading_20_3" text:outline-level="3">2. <text:span text:style-name="Source_20_Text">add-conditional</text:span> - Create Conditional/Complex Alarm Rules</text:h>
      <text:p text:style-name="Preformatted_20_Text"><text:span text:style-name="Source_20_Text"># Get help for conditional syntax</text:span></text:p>
      <text:p text:style-name="Preformatted_20_Text"><text:span text:style-name="Source_20_Text">python3 -m src.cli.alarm_cli add-conditional --help</text:span></text:p>
      <text:p text:style-name="Preformatted_20_Text"/>
      <text:p text:style-name="Preformatted_20_Text"><text:span text:style-name="Source_20_Text"># Examples (syntax may vary based on your implementation):</text:span></text:p>
      <text:p text:style-name="Preformatted_20_Text"><text:span text:style-name="Source_20_Text">python3 -m src.cli.alarm_cli add-conditional "complex_temp_humidity" "device-1" "temperature &gt; 25 AND humidity &gt; 70" 2 "High temp and humidity combo"</text:span></text:p>
      <text:p text:style-name="Preformatted_20_Text"/>
      <text:p text:style-name="Preformatted_20_Text"><text:span text:style-name="Source_20_Text">python3 -m src.cli.alarm_cli add-conditional "multi_sensor_alert" "device-1" "temperature &gt; 30 OR humidity &gt; 85" 3 "Critical environmental conditions"</text:span></text:p>
      <text:p text:style-name="Preformatted_20_Text"/>
      <text:p text:style-name="Preformatted_20_Text"><text:span text:style-name="Source_20_Text">python3 -m src.cli.alarm_cli add-conditional "range_check" "device-1" "temperature &lt; 15 OR temperature &gt; 35" 2 "Temperature out of range"</text:span></text:p>
      <text:p text:style-name="Preformatted_20_Text"/>
      <text:p text:style-name="Preformatted_20_Text"><text:span text:style-name="Source_20_Text">python3 -m src.cli.alarm_cli add-conditional "battery_and_temp" "device-1" "battery &lt; 15 AND temperature &gt; 40" 3 "Low battery with high temperature"</text:span></text:p>
      <text:p text:style-name="Preformatted_20_Text"/>
      <text:p text:style-name="P1"><text:span text:style-name="Source_20_Text">python3 -m src.cli.alarm_cli add-conditional "night_motion" "security-device" "motion == 1 AND light &lt; 50" 2 "Motion detected in dark conditions"</text:span></text:p>
      <text:h text:style-name="Heading_20_3" text:outline-level="3">3. <text:span text:style-name="Source_20_Text">list</text:span> - List All Alarm Rules</text:h>
      <text:p text:style-name="Preformatted_20_Text"><text:span text:style-name="Source_20_Text"># List all alarm rules</text:span></text:p>
      <text:p text:style-name="Preformatted_20_Text"><text:span text:style-name="Source_20_Text">python3 -m src.cli.alarm_cli list</text:span></text:p>
      <text:p text:style-name="Preformatted_20_Text"/>
      <text:p text:style-name="Preformatted_20_Text"><text:span text:style-name="Source_20_Text"># Check if list supports additional options (try these):</text:span></text:p>
      <text:p text:style-name="Preformatted_20_Text"><text:span text:style-name="Source_20_Text">python3 -m src.cli.alarm_cli list --help</text:span></text:p>
      <text:p text:style-name="Preformatted_20_Text"/>
      <text:p text:style-name="Preformatted_20_Text"><text:span text:style-name="Source_20_Text"># Possible variations (if supported):</text:span></text:p>
      <text:p text:style-name="Preformatted_20_Text"><text:span text:style-name="Source_20_Text">python3 -m src.cli.alarm_cli list --device "device-1"</text:span></text:p>
      <text:p text:style-name="Preformatted_20_Text"><text:span text:style-name="Source_20_Text">python3 -m src.cli.alarm_cli list --verbose</text:span></text:p>
      <text:p text:style-name="Preformatted_20_Text"><text:span text:style-name="Source_20_Text">python3 -m src.cli.alarm_cli list --active-only</text:span></text:p>
      <text:p text:style-name="P1"><text:span text:style-name="Source_20_Text">python3 -m src.cli.alarm_cli list --inactive-only</text:span></text:p>
      <text:h text:style-name="Heading_20_3" text:outline-level="3">4. <text:span text:style-name="Source_20_Text">delete</text:span> - Delete Alarm Rules</text:h>
      <text:p text:style-name="Preformatted_20_Text"><text:span text:style-name="Source_20_Text"># Delete a specific rule by name</text:span></text:p>
      <text:p text:style-name="Preformatted_20_Text"><text:span text:style-name="Source_20_Text">python3 -m src.cli.alarm_cli delete "temp_high"</text:span></text:p>
      <text:p text:style-name="Preformatted_20_Text"/>
      <text:p text:style-name="Preformatted_20_Text"><text:span text:style-name="Source_20_Text"># Delete multiple rules (if supported)</text:span></text:p>
      <text:p text:style-name="Preformatted_20_Text"><text:span text:style-name="Source_20_Text">python3 -m src.cli.alarm_cli delete "temp_high" "temp_low"</text:span></text:p>
      <text:p text:style-name="Preformatted_20_Text"><text:soft-page-break/></text:p>
      <text:p text:style-name="Preformatted_20_Text"><text:span text:style-name="Source_20_Text"># Check delete command options</text:span></text:p>
      <text:p text:style-name="Preformatted_20_Text"><text:span text:style-name="Source_20_Text">python3 -m src.cli.alarm_cli delete --help</text:span></text:p>
      <text:p text:style-name="Preformatted_20_Text"/>
      <text:p text:style-name="Preformatted_20_Text"><text:span text:style-name="Source_20_Text"># Possible variations (if supported):</text:span></text:p>
      <text:p text:style-name="Preformatted_20_Text"><text:span text:style-name="Source_20_Text">python3 -m src.cli.alarm_cli delete --device "device-1" <text:s/># Delete all rules for a device</text:span></text:p>
      <text:p text:style-name="Preformatted_20_Text"><text:span text:style-name="Source_20_Text">python3 -m src.cli.alarm_cli delete --all <text:s text:c="14"/># Delete all rules</text:span></text:p>
      <text:p text:style-name="P1"><text:span text:style-name="Source_20_Text">python3 -m src.cli.alarm_cli delete --inactive <text:s text:c="9"/># Delete inactive rules</text:span></text:p>
      <text:h text:style-name="Heading_20_3" text:outline-level="3">5. <text:span text:style-name="Source_20_Text">show</text:span> - Show Specific Rule Details</text:h>
      <text:p text:style-name="Preformatted_20_Text"><text:span text:style-name="Source_20_Text"># Show details of a specific rule</text:span></text:p>
      <text:p text:style-name="Preformatted_20_Text"><text:span text:style-name="Source_20_Text">python3 -m src.cli.alarm_cli show "temp_high"</text:span></text:p>
      <text:p text:style-name="Preformatted_20_Text"/>
      <text:p text:style-name="Preformatted_20_Text"><text:span text:style-name="Source_20_Text"># Show details of multiple rules</text:span></text:p>
      <text:p text:style-name="Preformatted_20_Text"><text:span text:style-name="Source_20_Text">python3 -m src.cli.alarm_cli show "temp_high" "humidity_high"</text:span></text:p>
      <text:p text:style-name="Preformatted_20_Text"/>
      <text:p text:style-name="Preformatted_20_Text"><text:span text:style-name="Source_20_Text"># Check show command options</text:span></text:p>
      <text:p text:style-name="Preformatted_20_Text"><text:span text:style-name="Source_20_Text">python3 -m src.cli.alarm_cli show --help</text:span></text:p>
      <text:p text:style-name="Preformatted_20_Text"/>
      <text:p text:style-name="Preformatted_20_Text"><text:span text:style-name="Source_20_Text"># Possible variations (if supported):</text:span></text:p>
      <text:p text:style-name="Preformatted_20_Text"><text:span text:style-name="Source_20_Text">python3 -m src.cli.alarm_cli show "temp_high" --verbose</text:span></text:p>
      <text:p text:style-name="Preformatted_20_Text"><text:span text:style-name="Source_20_Text">python3 -m src.cli.alarm_cli show "temp_high" --history</text:span></text:p>
      <text:p text:style-name="P1"><text:span text:style-name="Source_20_Text">python3 -m src.cli.alarm_cli show "temp_high" --stats</text:span></text:p>
      <text:h text:style-name="Heading_20_3" text:outline-level="3">6. <text:span text:style-name="Source_20_Text">active</text:span> - View Active Alarms</text:h>
      <text:p text:style-name="Preformatted_20_Text"><text:span text:style-name="Source_20_Text"># List all currently active/triggered alarms</text:span></text:p>
      <text:p text:style-name="Preformatted_20_Text"><text:span text:style-name="Source_20_Text">python3 -m src.cli.alarm_cli active</text:span></text:p>
      <text:p text:style-name="Preformatted_20_Text"/>
      <text:p text:style-name="Preformatted_20_Text"><text:span text:style-name="Source_20_Text"># Check active command options</text:span></text:p>
      <text:p text:style-name="Preformatted_20_Text"><text:span text:style-name="Source_20_Text">python3 -m src.cli.alarm_cli active --help</text:span></text:p>
      <text:p text:style-name="Preformatted_20_Text"/>
      <text:p text:style-name="Preformatted_20_Text"><text:span text:style-name="Source_20_Text"># Possible variations (if supported):</text:span></text:p>
      <text:p text:style-name="Preformatted_20_Text"><text:span text:style-name="Source_20_Text">python3 -m src.cli.alarm_cli active --device "device-1"</text:span></text:p>
      <text:p text:style-name="Preformatted_20_Text"><text:span text:style-name="Source_20_Text">python3 -m src.cli.alarm_cli active --priority 3</text:span></text:p>
      <text:p text:style-name="Preformatted_20_Text"><text:span text:style-name="Source_20_Text">python3 -m src.cli.alarm_cli active --verbose</text:span></text:p>
      <text:p text:style-name="Preformatted_20_Text"><text:span text:style-name="Source_20_Text">python3 -m src.cli.alarm_cli active --count</text:span></text:p>
      <text:p text:style-name="Preformatted_20_Text"><text:span text:style-name="Source_20_Text">python3 -m src.cli.alarm_cli active --since "2024-01-01"</text:span></text:p>
      <text:p text:style-name="P1"><text:span text:style-name="Source_20_Text">python3 -m src.cli.alarm_cli active --last-hour</text:span></text:p>
      <text:h text:style-name="Heading_20_2" text:outline-level="2">Common Workflow Examples</text:h>
      <text:h text:style-name="Heading_20_3" text:outline-level="3">Initial Setup - Create Basic Monitoring Rules</text:h>
      <text:p text:style-name="Preformatted_20_Text"><text:span text:style-name="Source_20_Text"># Temperature monitoring</text:span></text:p>
      <text:p text:style-name="Preformatted_20_Text"><text:span text:style-name="Source_20_Text">python3 -m src.cli.alarm_cli add-simple "temp_warning" "device-1" "temperature" "&gt;" 30.0 1 "Temperature warning"</text:span></text:p>
      <text:p text:style-name="Preformatted_20_Text"><text:span text:style-name="Source_20_Text">python3 -m src.cli.alarm_cli add-simple "temp_critical" "device-1" "temperature" "&gt;" 40.0 3 "CRITICAL: High temperature"</text:span></text:p>
      <text:p text:style-name="Preformatted_20_Text"><text:span text:style-name="Source_20_Text">python3 -m src.cli.alarm_cli add-simple "temp_low" "device-1" "temperature" "&lt;" 5.0 2 "Low temperature alert"</text:span></text:p>
      <text:p text:style-name="Preformatted_20_Text"/>
      <text:p text:style-name="Preformatted_20_Text"><text:span text:style-name="Source_20_Text"># Humidity monitoring <text:s/></text:span></text:p>
      <text:p text:style-name="Preformatted_20_Text"><text:span text:style-name="Source_20_Text">python3 -m src.cli.alarm_cli add-simple "humidity_high" "device-1" "humidity" "&gt;" 75.0 2 "High humidity detected"</text:span></text:p>
      <text:p text:style-name="Preformatted_20_Text"><text:span text:style-name="Source_20_Text">python3 -m src.cli.alarm_cli add-simple "humidity_low" "device-1" "humidity" "&lt;" 25.0 1 "Low humidity warning"</text:span></text:p>
      <text:p text:style-name="Preformatted_20_Text"/>
      <text:p text:style-name="Preformatted_20_Text"><text:soft-page-break/><text:span text:style-name="Source_20_Text"># System monitoring</text:span></text:p>
      <text:p text:style-name="Preformatted_20_Text"><text:span text:style-name="Source_20_Text">python3 -m src.cli.alarm_cli add-simple "battery_warning" "device-1" "battery" "&lt;" 20.0 2 "Battery running low"</text:span></text:p>
      <text:p text:style-name="P1"><text:span text:style-name="Source_20_Text">python3 -m src.cli.alarm_cli add-simple "battery_critical" "device-1" "battery" "&lt;" 5.0 3 "CRITICAL: Battery very low"</text:span></text:p>
      <text:h text:style-name="Heading_20_3" text:outline-level="3">Daily Operations</text:h>
      <text:p text:style-name="Preformatted_20_Text"><text:span text:style-name="Source_20_Text"># Check what rules are configured</text:span></text:p>
      <text:p text:style-name="Preformatted_20_Text"><text:span text:style-name="Source_20_Text">python3 -m src.cli.alarm_cli list</text:span></text:p>
      <text:p text:style-name="Preformatted_20_Text"/>
      <text:p text:style-name="Preformatted_20_Text"><text:span text:style-name="Source_20_Text"># Check for any active alarms</text:span></text:p>
      <text:p text:style-name="Preformatted_20_Text"><text:span text:style-name="Source_20_Text">python3 -m src.cli.alarm_cli active</text:span></text:p>
      <text:p text:style-name="Preformatted_20_Text"/>
      <text:p text:style-name="Preformatted_20_Text"><text:span text:style-name="Source_20_Text"># View details of specific rules</text:span></text:p>
      <text:p text:style-name="Preformatted_20_Text"><text:span text:style-name="Source_20_Text">python3 -m src.cli.alarm_cli show "temp_warning"</text:span></text:p>
      <text:p text:style-name="P1"><text:span text:style-name="Source_20_Text">python3 -m src.cli.alarm_cli show "battery_critical"</text:span></text:p>
      <text:h text:style-name="Heading_20_3" text:outline-level="3">Rule Management</text:h>
      <text:p text:style-name="Preformatted_20_Text"><text:span text:style-name="Source_20_Text"># Add a new rule</text:span></text:p>
      <text:p text:style-name="Preformatted_20_Text"><text:span text:style-name="Source_20_Text">python3 -m src.cli.alarm_cli add-simple "new_sensor_alert" "device-2" "co2" "&gt;" 1000 2 "CO2 levels high"</text:span></text:p>
      <text:p text:style-name="Preformatted_20_Text"/>
      <text:p text:style-name="Preformatted_20_Text"><text:span text:style-name="Source_20_Text"># Check if it was added</text:span></text:p>
      <text:p text:style-name="Preformatted_20_Text"><text:span text:style-name="Source_20_Text">python3 -m src.cli.alarm_cli list</text:span></text:p>
      <text:p text:style-name="Preformatted_20_Text"/>
      <text:p text:style-name="Preformatted_20_Text"><text:span text:style-name="Source_20_Text"># View the new rule details</text:span></text:p>
      <text:p text:style-name="Preformatted_20_Text"><text:span text:style-name="Source_20_Text">python3 -m src.cli.alarm_cli show "new_sensor_alert"</text:span></text:p>
      <text:p text:style-name="Preformatted_20_Text"/>
      <text:p text:style-name="Preformatted_20_Text"><text:span text:style-name="Source_20_Text"># Remove rule if needed</text:span></text:p>
      <text:p text:style-name="P1"><text:span text:style-name="Source_20_Text">python3 -m src.cli.alarm_cli delete "new_sensor_alert"</text:span></text:p>
      <text:h text:style-name="Heading_20_3" text:outline-level="3">Multi-Device Setup</text:h>
      <text:p text:style-name="Preformatted_20_Text"><text:span text:style-name="Source_20_Text"># Device 1 - Environmental monitoring</text:span></text:p>
      <text:p text:style-name="Preformatted_20_Text"><text:span text:style-name="Source_20_Text">python3 -m src.cli.alarm_cli add-simple "d1_temp_high" "device-1" "temperature" "&gt;" 28.0 2 "Device 1: High temperature"</text:span></text:p>
      <text:p text:style-name="Preformatted_20_Text"><text:span text:style-name="Source_20_Text">python3 -m src.cli.alarm_cli add-simple "d1_humidity_high" "device-1" "humidity" "&gt;" 70.0 2 "Device 1: High humidity"</text:span></text:p>
      <text:p text:style-name="Preformatted_20_Text"/>
      <text:p text:style-name="Preformatted_20_Text"><text:span text:style-name="Source_20_Text"># Device 2 - Security monitoring</text:span></text:p>
      <text:p text:style-name="Preformatted_20_Text"><text:span text:style-name="Source_20_Text">python3 -m src.cli.alarm_cli add-simple "d2_motion" "device-2" "motion" "==" 1 1 "Device 2: Motion detected"</text:span></text:p>
      <text:p text:style-name="Preformatted_20_Text"><text:span text:style-name="Source_20_Text">python3 -m src.cli.alarm_cli add-simple "d2_door_open" "device-2" "door" "==" 1 2 "Device 2: Door opened"</text:span></text:p>
      <text:p text:style-name="Preformatted_20_Text"/>
      <text:p text:style-name="Preformatted_20_Text"><text:span text:style-name="Source_20_Text"># Device 3 - System monitoring</text:span></text:p>
      <text:p text:style-name="Preformatted_20_Text"><text:span text:style-name="Source_20_Text">python3 -m src.cli.alarm_cli add-simple "d3_power_low" "device-3" "power" "&lt;" 15.0 3 "Device 3: Low power"</text:span></text:p>
      <text:p text:style-name="Preformatted_20_Text"><text:span text:style-name="Source_20_Text">python3 -m src.cli.alarm_cli add-simple "d3_signal_weak" "device-3" "signal" "&lt;" 30.0 1 "Device 3: Weak signal"</text:span></text:p>
      <text:p text:style-name="Preformatted_20_Text"/>
      <text:p text:style-name="Preformatted_20_Text"><text:span text:style-name="Source_20_Text"># List all rules to verify</text:span></text:p>
      <text:p text:style-name="P1"><text:span text:style-name="Source_20_Text">python3 -m src.cli.alarm_cli list</text:span></text:p>
      <text:h text:style-name="Heading_20_3" text:outline-level="3">Get Help</text:h>
      <text:p text:style-name="Preformatted_20_Text"><text:span text:style-name="Source_20_Text"># General help</text:span></text:p>
      <text:p text:style-name="Preformatted_20_Text"><text:span text:style-name="Source_20_Text">python3 -m src.cli.alarm_cli --help</text:span></text:p>
      <text:p text:style-name="Preformatted_20_Text"><text:soft-page-break/></text:p>
      <text:p text:style-name="Preformatted_20_Text"><text:span text:style-name="Source_20_Text"># Command-specific help</text:span></text:p>
      <text:p text:style-name="Preformatted_20_Text"><text:span text:style-name="Source_20_Text">python3 -m src.cli.alarm_cli add-simple --help</text:span></text:p>
      <text:p text:style-name="Preformatted_20_Text"><text:span text:style-name="Source_20_Text">python3 -m src.cli.alarm_cli add-conditional --help <text:s/></text:span></text:p>
      <text:p text:style-name="Preformatted_20_Text"><text:span text:style-name="Source_20_Text">python3 -m src.cli.alarm_cli list --help</text:span></text:p>
      <text:p text:style-name="Preformatted_20_Text"><text:span text:style-name="Source_20_Text">python3 -m src.cli.alarm_cli delete --help</text:span></text:p>
      <text:p text:style-name="Preformatted_20_Text"><text:span text:style-name="Source_20_Text">python3 -m src.cli.alarm_cli show --help</text:span></text:p>
      <text:p text:style-name="P1"><text:span text:style-name="Source_20_Text">python3 -m src.cli.alarm_cli active --help</text:span></text:p>
      <text:h text:style-name="Heading_20_2" text:outline-level="2">Operators Supported</text:h>
      <text:p text:style-name="Text_20_body">Based on your example, these operators should be available:</text:p>
      <text:list text:style-name="L1">
        <text:list-item>
          <text:p text:style-name="P3"><text:span text:style-name="Source_20_Text">&gt;</text:span> (greater than) </text:p>
        </text:list-item>
        <text:list-item>
          <text:p text:style-name="P3"><text:span text:style-name="Source_20_Text">&lt;</text:span> (less than) </text:p>
        </text:list-item>
        <text:list-item>
          <text:p text:style-name="P3"><text:span text:style-name="Source_20_Text">&gt;=</text:span> (greater than or equal) </text:p>
        </text:list-item>
        <text:list-item>
          <text:p text:style-name="P3"><text:span text:style-name="Source_20_Text">&lt;=</text:span> (less than or equal) </text:p>
        </text:list-item>
        <text:list-item>
          <text:p text:style-name="P3"><text:span text:style-name="Source_20_Text">==</text:span> (equal to) </text:p>
        </text:list-item>
        <text:list-item>
          <text:p text:style-name="P2"><text:span text:style-name="Source_20_Text">!=</text:span> (not equal to) </text:p>
        </text:list-item>
      </text:list>
      <text:h text:style-name="Heading_20_2" text:outline-level="2">Priority Levels</text:h>
      <text:list text:style-name="L2">
        <text:list-item>
          <text:p text:style-name="P5"><text:span text:style-name="Source_20_Text">1</text:span> - Low priority / Info </text:p>
        </text:list-item>
        <text:list-item>
          <text:p text:style-name="P5"><text:span text:style-name="Source_20_Text">2</text:span> - Medium priority / Warning </text:p>
        </text:list-item>
        <text:list-item>
          <text:p text:style-name="P4"><text:span text:style-name="Source_20_Text">3</text:span> - High priority / Critical </text:p>
        </text:list-item>
      </text:list>
      <text:p text:style-name="Text_20_body">This covers all the commands available in your current CLI implementation. Try the <text:span text:style-name="Source_20_Text">--help</text:span> option with each command to see the specific parameters and options available for your implementation.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24T19:41:48.426068463</meta:creation-date>
    <dc:date>2025-08-24T19:43:22.958754394</dc:date>
    <meta:editing-duration>PT1M35S</meta:editing-duration>
    <meta:editing-cycles>1</meta:editing-cycles>
    <meta:document-statistic meta:table-count="0" meta:image-count="0" meta:object-count="0" meta:page-count="5" meta:paragraph-count="154" meta:word-count="1235" meta:character-count="9325" meta:non-whitespace-character-count="8245"/>
    <meta:generator>LibreOffice/7.6.7.2$Linux_X86_64 LibreOffice_project/60$Build-2</meta:generator>
  </office:meta>
</office:document-meta>
</file>